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119126985811503156" text:style-name="L1">
        <text:list-item>
          <text:p text:style-name="P4"><text:s/><text:span text:style-name="T1">Find the values of </text:span><text:span text:style-name="T1"><draw:frame draw:style-name="fr2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2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2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5"><draw:frame draw:style-name="fr1" draw:name="Frame1" text:anchor-type="paragraph" svg:width="6.5in" draw:z-index="17"><draw:text-box fo:min-height="6in"><text:p text:style-name="P9"><draw:frame draw:style-name="fr3" draw:name="Object18" text:anchor-type="as-char" svg:y="-2.598in" svg:width="5.3228in" svg:height="5.1661in" draw:z-index="18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102739062017141" text:continue-numbering="true" text:style-name="L1">
        <text:list-item>
          <text:p text:style-name="P8"><text:s/><text:span text:style-name="T1">Use the 4</text:span><text:span text:style-name="T2">th</text:span><text:span text:style-name="T1"> order Runge-Kutta method for systems to approximate the solution of the following system of first-order differential equations for </text:span><text:span text:style-name="T1"><draw:frame draw:style-name="fr2" draw:name="Object4" text:anchor-type="as-char" svg:y="-0.1484in" svg:width="0.5866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2" draw:name="Object5" text:anchor-type="as-char" svg:y="-0.1484in" svg:width="0.5154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6"><draw:frame draw:style-name="fr2" draw:name="Object11" text:anchor-type="as-char" svg:y="-0.2543in" svg:width="1.9555in" svg:height="0.475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2" draw:name="Object12" text:anchor-type="as-char" svg:y="-0.152in" svg:width="0.6571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2" draw:name="Object13" text:anchor-type="as-char" svg:y="-0.152in" svg:width="0.6571in" svg:height="0.213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ion, the exact solutions are </text:span><text:span text:style-name="T1"><draw:frame draw:style-name="fr2" draw:name="Object14" text:anchor-type="as-char" svg:y="-0.2437in" svg:width="1.6154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2" draw:name="Object15" text:anchor-type="as-char" svg:y="-0.2437in" svg:width="1.7165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102738055072482" text:continue-numbering="true" text:style-name="L1">
        <text:list-item>
          <text:p text:style-name="P8"><text:span text:style-name="T1">Consider the initial value, ordinary differential equation, </text:span><text:span text:style-name="T1"><draw:frame draw:style-name="fr2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2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2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2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2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s:</text:span></text:p>
          <text:list>
            <text:list-item>
              <text:p text:style-name="P7">Euler's Method</text:p>
            </text:list-item>
            <text:list-item>
              <text:p text:style-name="P4"><text:span text:style-name="T1">4</text:span><text:span text:style-name="T2">th</text:span><text:span text:style-name="T1"> order Runge-Kutta</text:span></text:p>
            </text:list-item>
            <text:list-item>
              <text:p text:style-name="P7">Adams-Bashforth 2-step</text:p>
            </text:list-item>
            <text:list-item>
              <text:p text:style-name="P7">Adams-Moulton 2-step</text:p>
            </text:list-item>
            <text:list-item>
              <text:p text:style-name="P7">Improved Euler</text:p>
            </text:list-item>
            <text:list-item>
              <text:p text:style-name="P7">Predictor Corrector using the Adams-Bashforth 4-step for the predictor and the Adams-Moulton 3-step as the corrector. </text:p>
            </text:list-item>
          </text:list>
        </text:list-item>
      </text:list>
      <text:p text:style-name="P3"><text:span text:style-name="T1"><text:tab/>To determine seed values, use the fact that </text:span><text:span text:style-name="T1"><draw:frame draw:style-name="fr2" draw:name="Object16" text:anchor-type="as-char" svg:y="-0.2681in" svg:width="0.4992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when </text:span><text:span text:style-name="T1"><draw:frame draw:style-name="fr2" draw:name="Object17" text:anchor-type="as-char" svg:y="-0.1484in" svg:width="0.4571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5.1.4.2$Linux_X86_64 LibreOffice_project/10m0$Build-2</meta:generator>
    <dc:date>2016-11-08T10:27:35.613857315</dc:date>
    <meta:editing-duration>PT13M44S</meta:editing-duration>
    <meta:editing-cycles>3</meta:editing-cycles>
    <meta:document-statistic meta:table-count="0" meta:image-count="0" meta:object-count="18" meta:page-count="3" meta:paragraph-count="17" meta:word-count="133" meta:character-count="796" meta:non-whitespace-character-count="67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row>
      <mi>y</mi>
      <mo stretchy="false">≈</mo>
      <mfrac>
        <msup>
          <mi>x</mi>
          <mn>2</mn>
        </msup>
        <mn>2</mn>
      </mfrac>
    </mrow>
    <annotation encoding="StarMath 5.0">y approx x^2 over 2 </annotation>
  </semantics>
</math>
</file>

<file path=Object 17/content.xml><?xml version="1.0" encoding="utf-8"?>
<math xmlns="http://www.w3.org/1998/Math/MathML" display="block">
  <semantics>
    <mrow>
      <mi>x</mi>
      <mo stretchy="false">≪</mo>
      <mn>1</mn>
    </mrow>
    <annotation encoding="StarMath 5.0">x &lt;&lt; 1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